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104a1" officeooo:paragraph-rsid="000104a1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29693" officeooo:paragraph-rsid="00029693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44c8e" officeooo:paragraph-rsid="00044c8e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officeooo:rsid="00029693" officeooo:paragraph-rsid="00029693" style:font-size-asian="14pt" style:font-size-complex="16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style:text-underline-style="solid" style:text-underline-width="auto" style:text-underline-color="font-color" officeooo:rsid="00029693" officeooo:paragraph-rsid="00029693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officeooo:rsid="00029693" officeooo:paragraph-rsid="00029693" style:font-size-asian="14pt" style:font-size-complex="16pt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font-name="Consolas" fo:font-size="9.5pt" style:font-size-asian="9.5pt"/>
    </style:style>
    <style:style style:name="T3" style:family="text">
      <style:text-properties fo:color="#000000" loext:opacity="100%" style:font-name="Consolas" fo:font-size="9.5pt" officeooo:rsid="0005bfd4" style:font-size-asian="9.5pt"/>
    </style:style>
    <style:style style:name="T4" style:family="text">
      <style:text-properties officeooo:rsid="0004dfa5"/>
    </style:style>
    <style:style style:name="T5" style:family="text">
      <style:text-properties officeooo:rsid="0005543e"/>
    </style:style>
    <style:style style:name="T6" style:family="text">
      <style:text-properties fo:color="#808080" loext:opacity="100%" style:font-name="Consolas" fo:font-size="9.5pt" style:font-size-asian="9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du Moteur</text:p>
      <text:p text:style-name="P1"/>
      <text:p text:style-name="P2">Sommaire :</text:p>
      <text:list xml:id="list2788218744" text:style-name="L1">
        <text:list-item>
          <text:p text:style-name="P5"><text:a xlink:type="simple" xlink:href="#windwo" text:style-name="Internet_20_link" text:visited-style-name="Visited_20_Internet_20_Link"><text:span text:style-name="T1">moteur.window</text:span></text:a></text:p>
        </text:list-item>
        <text:list-item>
          <text:p text:style-name="P5"><text:a xlink:type="simple" xlink:href="#Image" text:style-name="Internet_20_link" text:visited-style-name="Visited_20_Internet_20_Link"><text:span text:style-name="T1">moteur.Image</text:span></text:a></text:p>
        </text:list-item>
      </text:list>
      <text:p text:style-name="P4"/>
      <text:p text:style-name="P4"/>
      <text:p text:style-name="P4"/>
      <text:p text:style-name="P2"><text:bookmark-start text:name="windwo"/>moteur.window :<text:bookmark-end text:name="windwo"/></text:p>
      <text:p text:style-name="P2"/>
      <text:p text:style-name="P4"><text:tab/><text:span text:style-name="T4">contient la classe window qui représente la fenêtre graphique</text:span></text:p>
      <text:p text:style-name="P4"><text:tab/></text:p>
      <text:p text:style-name="P4"><text:tab/><text:span text:style-name="T5">window(</text:span><text:span text:style-name="T6">W</text:span><text:span text:style-name="T2">,</text:span><text:span text:style-name="T6">H</text:span><text:span text:style-name="T2">,</text:span><text:span text:style-name="T6">name</text:span><text:span text:style-name="T2">,</text:span><text:span text:style-name="T6">icon</text:span><text:span text:style-name="T2">,</text:span><text:span text:style-name="T6">bg_color</text:span><text:span text:style-name="T2">=black,</text:span><text:span text:style-name="T6">fullscreen</text:span><text:span text:style-name="T2">=0</text:span><text:span text:style-name="T3">)</text:span></text:p>
      <text:p text:style-name="P2"/>
      <text:p text:style-name="P3"><text:bookmark-start text:name="Image"/>moteur.Image :<text:bookmark-end text:name="Image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5T18:22:00.582000000</meta:creation-date>
    <dc:date>2021-02-05T18:37:34.822000000</dc:date>
    <meta:editing-duration>PT14M13S</meta:editing-duration>
    <meta:editing-cycles>7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9" meta:word-count="23" meta:character-count="202" meta:non-whitespace-character-count="186"/>
  </office:meta>
</office:document-meta>
</file>